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">
      <style:paragraph-properties fo:margin-top="0cm" fo:margin-bottom="0cm" loext:contextual-spacing="false"/>
    </style:style>
    <style:style style:name="P11" style:family="paragraph" style:parent-style-name="Text_20_body" style:list-style-name="L4">
      <style:paragraph-properties fo:margin-top="0cm" fo:margin-bottom="0cm" loext:contextual-spacing="false"/>
    </style:style>
    <style:style style:name="P12" style:family="paragraph" style:parent-style-name="Text_20_body" style:list-style-name="L5">
      <style:paragraph-properties fo:margin-top="0cm" fo:margin-bottom="0cm" loext:contextual-spacing="false"/>
    </style:style>
    <style:style style:name="P13" style:family="paragraph" style:parent-style-name="Text_20_body" style:list-style-name="L8">
      <style:paragraph-properties fo:margin-top="0cm" fo:margin-bottom="0cm" loext:contextual-spacing="false"/>
    </style:style>
    <style:style style:name="P14" style:family="paragraph" style:parent-style-name="Text_20_body" style:list-style-name="L9">
      <style:paragraph-properties fo:margin-top="0cm" fo:margin-bottom="0cm" loext:contextual-spacing="false"/>
    </style:style>
    <style:style style:name="P15" style:family="paragraph" style:parent-style-name="Heading_20_2">
      <style:text-properties officeooo:rsid="000f2378" officeooo:paragraph-rsid="000f2378"/>
    </style:style>
    <style:style style:name="P16" style:family="paragraph" style:parent-style-name="Preformatted_20_Text">
      <style:paragraph-properties fo:margin-top="0cm" fo:margin-bottom="0.499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2">PostgreSQL Cheat Sheet</text:h>
      <text:h text:style-name="Heading_20_2" text:outline-level="2">PSQL</text:h>
      <text:p text:style-name="Text_20_body">Magic words:</text:p>
      <text:p text:style-name="P16">psql -U postgres</text:p>
      <text:p text:style-name="Text_20_body">If run with <text:span text:style-name="Source_20_Text">-E</text:span> flag, it will describe the underlaying queries of the <text:span text:style-name="Source_20_Text">\</text:span> commands (cool for learning!).</text:p>
      <text:p text:style-name="Text_20_body">Most <text:span text:style-name="Source_20_Text">\d</text:span> commands support additional param of <text:span text:style-name="Source_20_Text">__schema__.name__</text:span> and accept wildcards like <text:span text:style-name="Source_20_Text">*.*</text:span></text:p>
      <text:list xml:id="list5469967786812154909" text:style-name="L1">
        <text:list-item>
          <text:p text:style-name="P10"><text:span text:style-name="Source_20_Text">\q</text:span>: Quit/Exit </text:p>
        </text:list-item>
        <text:list-item>
          <text:p text:style-name="P10"><text:span text:style-name="Source_20_Text">\c __database__</text:span>: Connect to a database </text:p>
        </text:list-item>
        <text:list-item>
          <text:p text:style-name="P10"><text:span text:style-name="Source_20_Text">\d __table__</text:span>: Show table definition including triggers </text:p>
        </text:list-item>
        <text:list-item>
          <text:p text:style-name="P10"><text:span text:style-name="Source_20_Text">\dt *.*</text:span>: List tables from all schemas (if <text:span text:style-name="Source_20_Text">*.*</text:span> is omitted will only show SEARCH_PATH ones) </text:p>
        </text:list-item>
        <text:list-item>
          <text:p text:style-name="P10"><text:span text:style-name="Source_20_Text">\l</text:span>: List databases </text:p>
        </text:list-item>
        <text:list-item>
          <text:p text:style-name="P10"><text:span text:style-name="Source_20_Text">\dn</text:span>: List schemas </text:p>
        </text:list-item>
        <text:list-item>
          <text:p text:style-name="P10"><text:span text:style-name="Source_20_Text">\df</text:span>: List functions </text:p>
        </text:list-item>
        <text:list-item>
          <text:p text:style-name="P10"><text:span text:style-name="Source_20_Text">\dv</text:span>: List views </text:p>
        </text:list-item>
        <text:list-item>
          <text:p text:style-name="P10"><text:span text:style-name="Source_20_Text">\df+ __function</text:span> : Show function SQL code. </text:p>
        </text:list-item>
        <text:list-item>
          <text:p text:style-name="P1"><text:span text:style-name="Source_20_Text">\x</text:span>: Pretty-format query results instead of the not-so-useful ASCII tables </text:p>
        </text:list-item>
      </text:list>
      <text:h text:style-name="Heading_20_2" text:outline-level="2"><text:bookmark text:name="user-content-configuration"/>Configuration</text:h>
      <text:list xml:id="list7186161968166885441" text:style-name="L2">
        <text:list-item>
          <text:p text:style-name="P2">Service management commands: </text:p>
        </text:list-item>
      </text:list>
      <text:p text:style-name="Preformatted_20_Text"><text:span text:style-name="Source_20_Text">sudo service postgresql stop</text:span></text:p>
      <text:p text:style-name="Preformatted_20_Text"><text:span text:style-name="Source_20_Text">sudo service postgresql start</text:span></text:p>
      <text:p text:style-name="P16"><text:span text:style-name="Source_20_Text">sudo service postgresql restart</text:span></text:p>
      <text:list xml:id="list5502595402407679282" text:style-name="L3">
        <text:list-item>
          <text:p text:style-name="P3">Changing verbosity &amp; querying Postgres log: <text:line-break/>1) First edit the config file, set a decent verbosity, save and restart postgres: </text:p>
        </text:list-item>
      </text:list>
      <text:p text:style-name="Preformatted_20_Text"><text:span text:style-name="Source_20_Text">sudo vim /etc/postgresql/9.3/main/postgresql.conf</text:span></text:p>
      <text:p text:style-name="Preformatted_20_Text"/>
      <text:p text:style-name="Preformatted_20_Text"><text:span text:style-name="Source_20_Text"># Uncomment/Change inside:</text:span></text:p>
      <text:p text:style-name="Preformatted_20_Text"><text:span text:style-name="Source_20_Text">log_min_messages = debug5</text:span></text:p>
      <text:p text:style-name="Preformatted_20_Text"><text:span text:style-name="Source_20_Text">log_min_error_statement = debug5</text:span></text:p>
      <text:p text:style-name="Preformatted_20_Text"><text:span text:style-name="Source_20_Text">log_min_duration_statement = -1</text:span></text:p>
      <text:p text:style-name="Preformatted_20_Text"/>
      <text:p text:style-name="P16"><text:span text:style-name="Source_20_Text">sudo service postgresql restart</text:span></text:p>
      <text:p text:style-name="Text_20_body">2) Now you will get tons of details of every statement, error, and even background tasks like VACUUMs</text:p>
      <text:p text:style-name="P16"><text:span text:style-name="Source_20_Text">tail -f /var/log/postgresql/postgresql-9.3-main.log</text:span></text:p>
      <text:p text:style-name="Text_20_body">3) How to add user who executed a PG statement to log (editing <text:span text:style-name="Source_20_Text">postgresql.conf</text:span>):</text:p>
      <text:p text:style-name="P16"><text:soft-page-break/><text:span text:style-name="Source_20_Text">log_line_prefix = '%t %u %d %a '</text:span></text:p>
      <text:h text:style-name="Heading_20_2" text:outline-level="2"><text:bookmark text:name="user-content-handy-queries"/>Handy queries</text:h>
      <text:list xml:id="list823036590881728131" text:style-name="L4">
        <text:list-item>
          <text:p text:style-name="P11"><text:span text:style-name="Source_20_Text">SELECT * FROM pg_proc WHERE proname='__procedurename__'</text:span>: List procedure/function </text:p>
        </text:list-item>
        <text:list-item>
          <text:p text:style-name="P11"><text:span text:style-name="Source_20_Text">SELECT * FROM pg_views WHERE viewname='__viewname__';</text:span>: List view (including the definition) </text:p>
        </text:list-item>
        <text:list-item>
          <text:p text:style-name="P11"><text:span text:style-name="Source_20_Text">SELECT pg_size_pretty(pg_total_relation_size('__table_name__'));</text:span>: Show DB table space in use </text:p>
        </text:list-item>
        <text:list-item>
          <text:p text:style-name="P11"><text:span text:style-name="Source_20_Text">SELECT pg_size_pretty(pg_database_size('__database_name__'));</text:span>: Show DB space in use </text:p>
        </text:list-item>
        <text:list-item>
          <text:p text:style-name="P11"><text:span text:style-name="Source_20_Text">show statement_timeout;</text:span>: Show current user's statement timeout </text:p>
        </text:list-item>
        <text:list-item>
          <text:p text:style-name="P11"><text:span text:style-name="Source_20_Text">SELECT * FROM pg_indexes WHERE tablename='__table_name__' AND schemaname='__schema_name__';</text:span>: Show table indexes </text:p>
        </text:list-item>
        <text:list-item>
          <text:p text:style-name="P4">Get all indexes from all tables of a schema: </text:p>
        </text:list-item>
      </text:list>
      <text:p text:style-name="Preformatted_20_Text">SELECT</text:p>
      <text:p text:style-name="Preformatted_20_Text"><text:s text:c="3"/>t.relname AS table_name,</text:p>
      <text:p text:style-name="Preformatted_20_Text"><text:s text:c="3"/>i.relname AS index_name,</text:p>
      <text:p text:style-name="Preformatted_20_Text"><text:s text:c="3"/>a.attname AS column_name</text:p>
      <text:p text:style-name="Preformatted_20_Text">FROM</text:p>
      <text:p text:style-name="Preformatted_20_Text"><text:s text:c="3"/>pg_class t,</text:p>
      <text:p text:style-name="Preformatted_20_Text"><text:s text:c="3"/>pg_class i,</text:p>
      <text:p text:style-name="Preformatted_20_Text"><text:s text:c="3"/>pg_index ix,</text:p>
      <text:p text:style-name="Preformatted_20_Text"><text:s text:c="3"/>pg_attribute a,</text:p>
      <text:p text:style-name="Preformatted_20_Text"><text:s text:c="4"/>pg_namespace n</text:p>
      <text:p text:style-name="Preformatted_20_Text">WHERE</text:p>
      <text:p text:style-name="Preformatted_20_Text"><text:s text:c="3"/>t.oid = ix.indrelid</text:p>
      <text:p text:style-name="Preformatted_20_Text"><text:s text:c="3"/>AND i.oid = ix.indexrelid</text:p>
      <text:p text:style-name="Preformatted_20_Text"><text:s text:c="3"/>AND a.attrelid = t.oid</text:p>
      <text:p text:style-name="Preformatted_20_Text"><text:s text:c="3"/>AND a.attnum = ANY(ix.indkey)</text:p>
      <text:p text:style-name="Preformatted_20_Text"><text:s text:c="3"/>AND t.relnamespace = n.oid</text:p>
      <text:p text:style-name="Preformatted_20_Text"><text:s text:c="4"/>AND n.nspname = 'kartones'</text:p>
      <text:p text:style-name="Preformatted_20_Text">ORDER BY</text:p>
      <text:p text:style-name="Preformatted_20_Text"><text:s text:c="3"/>t.relname,</text:p>
      <text:p text:style-name="P16"><text:s text:c="3"/>i.relname</text:p>
      <text:list xml:id="list3422403666580983875" text:style-name="L5">
        <text:list-item>
          <text:p text:style-name="P12">Execution data: </text:p>
          <text:list>
            <text:list-item>
              <text:p text:style-name="P5">Queries being executed at a certain DB: </text:p>
            </text:list-item>
          </text:list>
        </text:list-item>
      </text:list>
      <text:p text:style-name="Preformatted_20_Text">SELECT datname, application_name, pid, backend_start, query_start, state_change, state, query </text:p>
      <text:p text:style-name="Preformatted_20_Text"><text:s text:c="2"/>FROM pg_stat_activity </text:p>
      <text:p text:style-name="P16"><text:s text:c="2"/>WHERE datname='__database_name__';</text:p>
      <text:list xml:id="list3650456593423941267" text:style-name="L6">
        <text:list-item>
          <text:p text:style-name="P6">Get all queries from all dbs waiting for data (might be hung): </text:p>
        </text:list-item>
      </text:list>
      <text:p text:style-name="P16">SELECT * FROM pg_stat_activity WHERE waiting='t'</text:p>
      <text:list xml:id="list4673004037004033676" text:style-name="L7">
        <text:list-item>
          <text:p text:style-name="P7">Currently running queries with process pid: </text:p>
        </text:list-item>
      </text:list>
      <text:p text:style-name="Preformatted_20_Text">SELECT pg_stat_get_backend_pid(s.backendid) AS procpid, </text:p>
      <text:p text:style-name="Preformatted_20_Text"><text:soft-page-break/><text:s text:c="2"/>pg_stat_get_backend_activity(s.backendid) AS current_query</text:p>
      <text:p text:style-name="P16">FROM (SELECT pg_stat_get_backend_idset() AS backendid) AS s;</text:p>
      <text:p text:style-name="Text_20_body">Casting:</text:p>
      <text:list xml:id="list2464769729738413070" text:style-name="L8">
        <text:list-item>
          <text:p text:style-name="P13"><text:span text:style-name="Source_20_Text">CAST (column AS type)</text:span> or <text:span text:style-name="Source_20_Text">column::type</text:span> </text:p>
        </text:list-item>
        <text:list-item>
          <text:p text:style-name="P8"><text:span text:style-name="Source_20_Text">'__table_name__'::regclass::oid</text:span>: Get oid having a table name </text:p>
        </text:list-item>
      </text:list>
      <text:h text:style-name="Heading_20_2" text:outline-level="2"><text:bookmark text:name="user-content-tools"/>Tools</text:h>
      <text:list xml:id="list2845832313473793223" text:style-name="L9">
        <text:list-item>
          <text:p text:style-name="P14"><text:a xlink:type="simple" xlink:href="http://ptop.projects.pgfoundry.org/" text:style-name="Internet_20_link" text:visited-style-name="Visited_20_Internet_20_Link">pg-top</text:a>: <text:span text:style-name="Source_20_Text">top</text:span> for PG. <text:span text:style-name="Source_20_Text">sudo apt-get install ptop</text:span> + <text:span text:style-name="Source_20_Text">pg_top</text:span> </text:p>
        </text:list-item>
        <text:list-item>
          <text:p text:style-name="P9"><text:a xlink:type="simple" xlink:href="https://dba.stackexchange.com/questions/63453/is-there-a-psql-equivalent-of-bashs-reverse-search-history" text:style-name="Internet_20_link" text:visited-style-name="Visited_20_Internet_20_Link">Unix-like reverse search in psql</text:a>: </text:p>
        </text:list-item>
      </text:list>
      <text:p text:style-name="Preformatted_20_Text">$ echo "bind "^R" em-inc-search-prev" &gt; $HOME/.editrc</text:p>
      <text:p text:style-name="P16">$ source $HOME/.editrc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bamar </meta:initial-creator>
    <meta:creation-date>2016-07-18T10:02:45.630266751</meta:creation-date>
    <dc:date>2016-07-18T10:03:04.572806271</dc:date>
    <dc:creator>Ribamar </dc:creator>
    <meta:editing-duration>PT19S</meta:editing-duration>
    <meta:editing-cycles>1</meta:editing-cycles>
    <meta:document-statistic meta:table-count="0" meta:image-count="0" meta:object-count="0" meta:page-count="3" meta:paragraph-count="79" meta:word-count="436" meta:character-count="3150" meta:non-whitespace-character-count="2733"/>
    <meta:generator>LibreOffice/4.3.3.2$Linux_X86_64 LibreOffice_project/430m0$Build-2</meta:generator>
  </office:meta>
</office:document-meta>
</file>